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mbria" svg:font-family="Cambria"/>
    <style:font-face style:name="Lucida Grande" svg:font-family="Lucida Grande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Arial" fo:font-size="12.0pt" fo:color="#0000ff"/>
    </style:style>
    <style:style style:name="P2" style:family="paragraph" style:parent-style-name="Standard">
      <style:text-properties style:font-name="Times New Roman" fo:font-size="12.0pt"/>
    </style:style>
    <style:style style:name="P3" style:family="paragraph" style:parent-style-name="Standard">
      <style:text-properties style:font-name="Cambria" fo:font-size="12.0pt"/>
    </style:style>
    <style:style style:name="P4" style:family="paragraph" style:parent-style-name="Standard">
      <style:text-properties style:font-name="Times New Roman" fo:font-size="12.0pt" fo:color="#0000ff"/>
    </style:style>
    <style:style style:name="P5" style:family="paragraph" style:parent-style-name="Standard">
      <style:paragraph-properties fo:margin-bottom="0.0833in" style:line-height-at-least="0.2333in"/>
      <style:text-properties style:font-name="Arial" fo:font-size="12.5pt" fo:color="#060606"/>
    </style:style>
    <style:style style:name="P6" style:family="paragraph" style:parent-style-name="Standard">
      <style:text-properties style:font-name="Arial" fo:font-size="9.0pt"/>
    </style:style>
    <style:style style:name="T1" style:family="text">
      <style:text-properties fo:font-style="italic" fo:font-style-asian="italic" fo:font-style-complex="italic" fo:font-weight="bold" fo:font-weight-asian="bold" fo:font-weight-complex="bold" style:text-underline-style="solid"/>
    </style:style>
    <style:style style:name="T2" style:family="text">
      <style:text-properties fo:font-style="italic" fo:font-style-asian="italic" fo:font-style-complex="italic" fo:font-weight="bold" fo:font-weight-asian="bold" fo:font-weight-complex="bold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style:font-name="Lucida Grande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Zend License research - J Lovejoy (my notes in blue bold italics)</text:span></text:p>
      <text:p text:style-name="P1"><text:span text:style-name="T2"/></text:p>
      <text:p text:style-name="P1"><text:span text:style-name="T2">I could find no current url for Zend License 1.0 but did find the following info in the Zend Framework source archive, here: </text:span><text:a xlink:type="simple" xlink:href="%22http://framework.zend.com/svn/framework/standard/ta"><text:span text:style-name="T2">http://framework.zend.com/svn/framework/standard/tags/</text:span></text:a></text:p>
      <text:p text:style-name="P1"><text:span text:style-name="T1"/></text:p>
      <text:p text:style-name="P1"><text:span text:style-name="T1">License found in Zend Framework, release 0.1.1</text:span></text:p>
      <text:p text:style-name="P2"/>
      <text:p text:style-name="P2">-----------------------------------------------------------------------</text:p>
      <text:p text:style-name="P3"><text:s text:c="17"/>The Zend Framework License, Version 1.0</text:p>
      <text:p text:style-name="P3"><text:s text:c="2"/>Copyright (c) 2005 Zend Technologies USA, Inc. All rights reserved.</text:p>
      <text:p text:style-name="P3">----------------------------------------------------------------------- </text:p>
      <text:p text:style-name="P3"/>
      <text:p text:style-name="P3">Redistribution and use in source and binary forms, with or without</text:p>
      <text:p text:style-name="P3">modification, is permitted provided that the following conditions</text:p>
      <text:p text:style-name="P3">are met:</text:p>
      <text:p text:style-name="P3"/>
      <text:p text:style-name="P3"><text:s text:c="2"/>1. Redistributions of source code must retain the above copyright</text:p>
      <text:p text:style-name="P3"><text:s text:c="5"/>notice, this list of conditions and the following disclaimer. </text:p>
      <text:p text:style-name="P3"><text:s/></text:p>
      <text:p text:style-name="P3"><text:s text:c="2"/>2. Redistributions in binary form must reproduce the above </text:p>
      <text:p text:style-name="P3"><text:s text:c="5"/>copyright notice, this list of conditions and the following </text:p>
      <text:p text:style-name="P3"><text:s text:c="5"/>disclaimer in the documentation and/or other materials provided</text:p>
      <text:p text:style-name="P3"><text:s text:c="5"/>with the distribution.</text:p>
      <text:p text:style-name="P3"><text:s/></text:p>
      <text:p text:style-name="P3"><text:s text:c="2"/>3. The names "Zend" and "Zend Framework" must not be used to endorse</text:p>
      <text:p text:style-name="P3"><text:s text:c="5"/>or promote products derived from this software without prior</text:p>
      <text:p text:style-name="P3"><text:s text:c="5"/>permission from Zend Technologies USA, Inc. For written</text:p>
      <text:p text:style-name="P3"><text:s text:c="5"/>permission, please contact license@zend.com. </text:p>
      <text:p text:style-name="P3"><text:s/></text:p>
      <text:p text:style-name="P3"><text:s text:c="2"/>4. Zend Technologies USA, Inc. may publish revised and/or new</text:p>
      <text:p text:style-name="P3"><text:s text:c="5"/>versions of the license from time to time. Each version will</text:p>
      <text:p text:style-name="P3"><text:s text:c="5"/>be given a distinguishing version number.</text:p>
      <text:p text:style-name="P3"><text:s text:c="5"/>Once covered code has been published under a particular version</text:p>
      <text:p text:style-name="P3"><text:s text:c="5"/>of the license, you may always continue to use it under the</text:p>
      <text:p text:style-name="P3"><text:s text:c="5"/>terms of that version. You may also choose to use such covered</text:p>
      <text:p text:style-name="P3"><text:s text:c="5"/>code under the terms of any subsequent version of the license</text:p>
      <text:p text:style-name="P3"><text:s text:c="5"/>published by Zend Technologies USA, Inc. No one other than Zend</text:p>
      <text:p text:style-name="P3"><text:s text:c="5"/>Technologies USA, Inc. has the right to modify the terms</text:p>
      <text:p text:style-name="P3"><text:s text:c="5"/>applicable to covered code created under this License.</text:p>
      <text:p text:style-name="P3"/>
      <text:p text:style-name="P3"><text:s text:c="2"/>5. Redistributions of any form whatsoever must retain the following</text:p>
      <text:p text:style-name="P3"><text:s text:c="5"/>acknowledgment:</text:p>
      <text:p text:style-name="P3"><text:s text:c="5"/>"This product includes the Zend Framework, freely available at</text:p>
      <text:p text:style-name="P3"><text:s text:c="5"/>http://www.zend.com"</text:p>
      <text:p text:style-name="P3"/>
      <text:p text:style-name="P3">THIS SOFTWARE IS PROVIDED BY ZEND TECHNOLOGIES USA, INC. ``AS IS'' AND </text:p>
      <text:p text:style-name="P3">ANY EXPRESSED OR IMPLIED WARRANTIES, INCLUDING, BUT NOT LIMITED TO,</text:p>
      <text:p text:style-name="P3">THE IMPLIED WARRANTIES OF MERCHANTABILITY AND FITNESS FOR A </text:p>
      <text:p text:style-name="P3">PARTICULAR PURPOSE ARE DISCLAIMED. <text:s/>IN NO EVENT SHALL ZEND</text:p>
      <text:p text:style-name="P3">TECHNOLOGIES USA, INC. <text:s/>BE LIABLE FOR ANY DIRECT, INDIRECT, INCIDENTAL,</text:p>
      <text:p text:style-name="P3">SPECIAL, EXEMPLARY, OR CONSEQUENTIAL DAMAGES (INCLUDING, BUT NOT</text:p>
      <text:p text:style-name="P3">LIMITED TO, PROCUREMENT OF SUBSTITUTE GOODS OR SERVICES; LOSS OF</text:p>
      <text:p text:style-name="P3">USE, DATA, OR PROFITS; OR BUSINESS INTERRUPTION) HOWEVER CAUSED AND</text:p>
      <text:p text:style-name="P3">ON ANY THEORY OF LIABILITY, WHETHER IN CONTRACT, STRICT LIABILITY,</text:p>
      <text:p text:style-name="P3">OR TORT (INCLUDING NEGLIGENCE OR OTHERWISE) ARISING IN ANY WAY OUT</text:p>
      <text:p text:style-name="P3">OF THE USE OF THIS SOFTWARE, EVEN IF ADVISED OF THE POSSIBILITY OF</text:p>
      <text:p text:style-name="P3">SUCH DAMAGE.</text:p>
      <text:p text:style-name="P3"/>
      <text:p text:style-name="P3">-----------------------------------------------------------------------</text:p>
      <text:p text:style-name="P2"/>
      <text:p text:style-name="P1"><text:span text:style-name="T1">license found in Zend Framework, release 1.0</text:span></text:p>
      <text:p text:style-name="P4"/>
      <text:p text:style-name="P3">Copyright (c) 2005-2007, Zend Technologies USA, Inc.</text:p>
      <text:p text:style-name="P3">All rights reserved.</text:p>
      <text:p text:style-name="P3"/>
      <text:p text:style-name="P3">Redistribution and use in source and binary forms, with or without modification,</text:p>
      <text:p text:style-name="P3">are permitted provided that the following conditions are met:</text:p>
      <text:p text:style-name="P3"/>
      <text:p text:style-name="P3"><text:s text:c="4"/>* Redistributions of source code must retain the above copyright notice,</text:p>
      <text:p text:style-name="P3"><text:s text:c="6"/>this list of conditions and the following disclaimer.</text:p>
      <text:p text:style-name="P3"/>
      <text:p text:style-name="P3"><text:s text:c="4"/>* Redistributions in binary form must reproduce the above copyright notice,</text:p>
      <text:p text:style-name="P3"><text:s text:c="6"/>this list of conditions and the following disclaimer in the documentation</text:p>
      <text:p text:style-name="P3"><text:s text:c="6"/>and/or other materials provided with the distribution.</text:p>
      <text:p text:style-name="P3"/>
      <text:p text:style-name="P3"><text:s text:c="4"/>* Neither the name of Zend Technologies USA, Inc. nor the names of its</text:p>
      <text:p text:style-name="P3"><text:s text:c="6"/>contributors may be used to endorse or promote products derived from this</text:p>
      <text:p text:style-name="P3"><text:s text:c="6"/>software without specific prior written permission.</text:p>
      <text:p text:style-name="P3"/>
      <text:p text:style-name="P3">THIS SOFTWARE IS PROVIDED BY THE COPYRIGHT HOLDERS AND CONTRIBUTORS "AS IS" AND</text:p>
      <text:p text:style-name="P3">ANY EXPRESS OR IMPLIED WARRANTIES, INCLUDING, BUT NOT LIMITED TO, THE IMPLIED</text:p>
      <text:p text:style-name="P3">WARRANTIES OF MERCHANTABILITY AND FITNESS FOR A PARTICULAR PURPOSE ARE</text:p>
      <text:p text:style-name="P3">DISCLAIMED. IN NO EVENT SHALL THE COPYRIGHT OWNER OR CONTRIBUTORS BE LIABLE FOR</text:p>
      <text:p text:style-name="P3">ANY DIRECT, INDIRECT, INCIDENTAL, SPECIAL, EXEMPLARY, OR CONSEQUENTIAL DAMAGES</text:p>
      <text:p text:style-name="P3">(INCLUDING, BUT NOT LIMITED TO, PROCUREMENT OF SUBSTITUTE GOODS OR SERVICES;</text:p>
      <text:p text:style-name="P3">LOSS OF USE, DATA, OR PROFITS; OR BUSINESS INTERRUPTION) HOWEVER CAUSED AND ON</text:p>
      <text:p text:style-name="P3">ANY THEORY OF LIABILITY, WHETHER IN CONTRACT, STRICT LIABILITY, OR TORT</text:p>
      <text:p text:style-name="P3">(INCLUDING NEGLIGENCE OR OTHERWISE) ARISING IN ANY WAY OUT OF THE USE OF THIS</text:p>
      <text:p text:style-name="P3">SOFTWARE, EVEN IF ADVISED OF THE POSSIBILITY OF SUCH DAMAGE.</text:p>
      <text:p text:style-name="P3"/>
      <text:p text:style-name="P3">-----------------------------</text:p>
      <text:p text:style-name="P1"><text:span text:style-name="T2">Zend Framework releases there after appear to use the same license, but with updated copyright notice years.</text:span></text:p>
      <text:p text:style-name="P1"><text:span text:style-name="T2"/></text:p>
      <text:p text:style-name="P1"><text:span text:style-name="T2">This license was found here: <text:s/></text:span><text:a xlink:type="simple" xlink:href="http://www.zend.com/license/2_00.txt"><text:span text:style-name="T1">http://www.zend.com/license/2_00.txt</text:span></text:a></text:p>
      <text:p text:style-name="P2"><text:span text:style-name="T2"/></text:p>
      <text:p text:style-name="P3">-------------------------------------------------------------------- </text:p>
      <text:p text:style-name="P3"><text:s text:c="16"/>The Zend Engine License, version 2.00</text:p>
      <text:p text:style-name="P3">Copyright (c) 1999-2002 Zend Technologies Ltd. All rights reserved.</text:p>
      <text:p text:style-name="P3">-------------------------------------------------------------------- </text:p>
      <text:p text:style-name="P3"/>
      <text:p text:style-name="P3">Redistribution and use in source and binary forms, with or without</text:p>
      <text:p text:style-name="P3">modification, is permitted provided that the following conditions</text:p>
      <text:p text:style-name="P3">are met:</text:p>
      <text:p text:style-name="P3"/>
      <text:p text:style-name="P3"><text:s text:c="2"/>1. Redistributions of source code must retain the above copyright</text:p>
      <text:p text:style-name="P3"><text:s text:c="5"/>notice, this list of conditions and the following disclaimer. </text:p>
      <text:p text:style-name="P3"><text:s/></text:p>
      <text:p text:style-name="P3"><text:s text:c="2"/>2. Redistributions in binary form must reproduce the above </text:p>
      <text:p text:style-name="P3"><text:s text:c="5"/>copyright notice, this list of conditions and the following </text:p>
      <text:p text:style-name="P3"><text:s text:c="5"/>disclaimer in the documentation and/or other materials provided</text:p>
      <text:p text:style-name="P3"><text:s text:c="5"/>with the distribution.</text:p>
      <text:p text:style-name="P3"><text:s/></text:p>
      <text:p text:style-name="P3"><text:s text:c="2"/>3. The names "Zend" and "Zend Engine" must not be used to endorse</text:p>
      <text:p text:style-name="P3"><text:s text:c="5"/>or promote products derived from this software without prior</text:p>
      <text:p text:style-name="P3"><text:s text:c="5"/>permission from Zend Technologies Ltd. For written permission,</text:p>
      <text:p text:style-name="P3"><text:s text:c="5"/>please contact license@zend.com. </text:p>
      <text:p text:style-name="P3"><text:s/></text:p>
      <text:p text:style-name="P3"><text:s text:c="2"/>4. Zend Technologies Ltd. may publish revised and/or new versions</text:p>
      <text:p text:style-name="P3"><text:s text:c="5"/>of the license from time to time. Each version will be given a</text:p>
      <text:p text:style-name="P3"><text:s text:c="5"/>distinguishing version number.</text:p>
      <text:p text:style-name="P3"><text:s text:c="5"/>Once covered code has been published under a particular version</text:p>
      <text:p text:style-name="P3"><text:s text:c="5"/>of the license, you may always continue to use it under the</text:p>
      <text:p text:style-name="P3"><text:s text:c="5"/>terms of that version. You may also choose to use such covered</text:p>
      <text:p text:style-name="P3"><text:s text:c="5"/>code under the terms of any subsequent version of the license</text:p>
      <text:p text:style-name="P3"><text:s text:c="5"/>published by Zend Technologies Ltd. No one other than Zend</text:p>
      <text:p text:style-name="P3"><text:s text:c="5"/>Technologies Ltd. has the right to modify the terms applicable</text:p>
      <text:p text:style-name="P3"><text:s text:c="5"/>to covered code created under this License.</text:p>
      <text:p text:style-name="P3"/>
      <text:p text:style-name="P3"><text:s text:c="2"/>5. Redistributions of any form whatsoever must retain the following</text:p>
      <text:p text:style-name="P3"><text:s text:c="5"/>acknowledgment:</text:p>
      <text:p text:style-name="P3"><text:s text:c="5"/>"This product includes the Zend Engine, freely available at</text:p>
      <text:p text:style-name="P3"><text:s text:c="5"/>http://www.zend.com"</text:p>
      <text:p text:style-name="P3"/>
      <text:p text:style-name="P3"><text:s text:c="2"/>6. All advertising materials mentioning features or use of this</text:p>
      <text:p text:style-name="P3"><text:s text:c="5"/>software must display the following acknowledgment:</text:p>
      <text:p text:style-name="P3"><text:s text:c="5"/>"The Zend Engine is freely available at http://www.zend.com"</text:p>
      <text:p text:style-name="P3"/>
      <text:p text:style-name="P3">THIS SOFTWARE IS PROVIDED BY ZEND TECHNOLOGIES LTD. ``AS IS'' AND </text:p>
      <text:p text:style-name="P3">ANY EXPRESSED OR IMPLIED WARRANTIES, INCLUDING, BUT NOT LIMITED TO,</text:p>
      <text:p text:style-name="P3">THE IMPLIED WARRANTIES OF MERCHANTABILITY AND FITNESS FOR A </text:p>
      <text:p text:style-name="P3">PARTICULAR PURPOSE ARE DISCLAIMED. <text:s/>IN NO EVENT SHALL ZEND</text:p>
      <text:p text:style-name="P3">TECHNOLOGIES LTD. <text:s/>BE LIABLE FOR ANY DIRECT, INDIRECT, INCIDENTAL,</text:p>
      <text:p text:style-name="P3">SPECIAL, EXEMPLARY, OR CONSEQUENTIAL DAMAGES (INCLUDING, BUT NOT</text:p>
      <text:p text:style-name="P3">LIMITED TO, PROCUREMENT OF SUBSTITUTE GOODS OR SERVICES; LOSS OF</text:p>
      <text:p text:style-name="P3">USE, DATA, OR PROFITS; OR BUSINESS INTERRUPTION) HOWEVER CAUSED AND</text:p>
      <text:p text:style-name="P3">ON ANY THEORY OF LIABILITY, WHETHER IN CONTRACT, STRICT LIABILITY,</text:p>
      <text:p text:style-name="P3">OR TORT (INCLUDING NEGLIGENCE OR OTHERWISE) ARISING IN ANY WAY OUT</text:p>
      <text:p text:style-name="P3">OF THE USE OF THIS SOFTWARE, EVEN IF ADVISED OF THE POSSIBILITY OF</text:p>
      <text:p text:style-name="P3">SUCH DAMAGE.</text:p>
      <text:p text:style-name="P2"/>
      <text:p text:style-name="P2"/>
      <text:p text:style-name="P1"><text:span text:style-name="T2">Note, this license says "Zend Engine" and has an old copyright notice date. <text:s/>I can't find a separate "Zend Engine" product or download. <text:s/>The information page here: </text:span></text:p>
      <text:p text:style-name="P1"><text:a xlink:type="simple" xlink:href="%22"><text:span text:style-name="T1">http://www.zend.com/en/community/php/</text:span></text:a><text:span text:style-name="T2"><text:s/>makes it sound like Zend Engine is simply part of PHP (since PHP 4). Wikipedia lists the PHP License as the license for Zend Engine. <text:s/>However, there is also a link to the above license. <text:s/>??</text:span></text:p>
      <text:p text:style-name="P1"><text:span text:style-name="T2"/></text:p>
      <text:p text:style-name="P1"><text:span text:style-name="T1">Zend Server - a separate project, <text:s/>not under an open source license</text:span><text:span text:style-name="T2">:</text:span></text:p>
      <text:p text:style-name="P1"><text:span text:style-name="T2">The documentation for the current Zend Server Community Edition appears to show an end-user license agreement.</text:span></text:p>
      <text:p text:style-name="P1"><text:span text:style-name="T2"/></text:p>
      <text:p text:style-name="P1"><text:span text:style-name="T2">The current FAQ for the Zend Server Community Edition (located here: </text:span><text:a xlink:type="simple" xlink:href="http://www.zend.com/en/products/server/faq#faq9"><text:span text:style-name="T2">http://www.zend.com/en/products/server/faq#faq9</text:span></text:a><text:span text:style-name="T2"><text:s/>) states:</text:span></text:p>
      <text:p text:style-name="P4"/>
      <text:p text:style-name="P5"><text:span text:style-name="T3">Q: Is Zend Server Community Edition an open source project?</text:span></text:p>
      <text:p text:style-name="P6"><text:span text:style-name="T4"><text:line-break/></text:span>No, Zend Server CE is a free product provided by Zend,  but it is not released under an open source license. </text:p>
      <text:p text:style-name="P2"/>
      <text:p text:style-name="P1"><text:span text:style-name="T2"/></text:p>
      <text:p text:style-name="P1"><text:span text:style-name="T2"/></text:p>
      <text:p text:style-name="P1"><text:span text:style-name="T2">RECOMMENDATION: </text:span></text:p>
      <text:p text:style-name="P1"><text:span text:style-name="T2">Add</text:span><text:span text:style-name="T1"><text:s/>Zend Engine License 2.0</text:span><text:span text:style-name="T2"><text:s/>and </text:span><text:span text:style-name="T1">Zend Framework License 1.0</text:span><text:span text:style-name="T2"><text:s/>as included above. <text:s/>More current versions of the license used for Zend Framework are not needed b/c they should match on the already existing 3-clause BSD license. <text:s/>We may want to note this in the notes under the </text:span><text:span text:style-name="T3">Zend Framework License 1.0</text:span></text:p>
      <text:p text:style-name="P1"><text:span text:style-name="T2"/></text:p>
      <text:p text:style-name="P1"><text:span text:style-name="T2">We may want to differentiate the short identifiers as such:</text:span></text:p>
      <text:p text:style-name="P1"><text:span text:style-name="T2">ZendE-2.0 and Zend-F-1.0 or something to indicate the different project ("Engine" v. "Framework") <text:s/>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  <meta:initial-creator>J Lovejoy</meta:initial-creator>
  </office:meta>
</office:document-meta>
</file>